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="0.06pt solid #000000"/>
      <style:text-properties style:font-name="DejaVu Sans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13"/>
        <table:table-column table:style-name="co4" table:default-cell-style-name="ce8"/>
        <table:table-column table:style-name="co5" table:number-columns-repeated="5" table:default-cell-style-name="ce8"/>
        <table:table-column table:style-name="co6" table:default-cell-style-name="ce8"/>
        <table:table-column table:style-name="co7" table:number-columns-repeated="1014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idw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11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1">
            <text:p>00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">
            <text:p>002</text:p>
          </table:table-cell>
          <table:table-cell table:style-name="ce4" office:value-type="string">
            <text:p>Client-ID</text:p>
          </table:table-cell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">
            <text:p>00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">
            <text:p>00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5">
            <text:p>00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6">
            <text:p>00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7">
            <text:p>00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8">
            <text:p>00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9">
            <text:p>00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9"/>
          <table:table-cell table:style-name="ce11" office:value-type="float" office:value="10">
            <text:p>010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1">
            <text:p>01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2">
            <text:p>012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3">
            <text:p>01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4">
            <text:p>01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5">
            <text:p>01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6">
            <text:p>01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7">
            <text:p>01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8">
            <text:p>01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9">
            <text:p>01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9"/>
          <table:table-cell table:style-name="ce11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1">
            <text:p>021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2">
            <text:p>022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3">
            <text:p>023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4">
            <text:p>024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5">
            <text:p>025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6">
            <text:p>026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ed_lef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7">
            <text:p>027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ed_righ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8">
            <text:p>028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29">
            <text:p>029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9"/>
          <table:table-cell table:style-name="ce11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1">
            <text:p>031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roll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4">
            <text:p>034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5">
            <text:p>035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6">
            <text:p>036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7">
            <text:p>037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38">
            <text:p>038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39">
            <text:p>039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9"/>
          <table:table-cell table:style-name="ce11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1">
            <text:p>041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2">
            <text:p>042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3">
            <text:p>043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4">
            <text:p>044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6" office:value-type="string">
            <text:p>"Default Pattern 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5">
            <text:p>045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>
            <text:p>"Default Pattern 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6">
            <text:p>046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7">
            <text:p>047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8">
            <text:p>048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9">
            <text:p>049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Test Cases</text:p>
          </table:table-cell>
          <table:table-cell table:style-name="ce2"/>
          <table:table-cell table:style-name="ce11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t implement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 progres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ne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.00.0000</text:date>, <text:time style:data-style-name="N2" text:time-value="0000-00-00T14:0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34S</meta:editing-duration>
    <meta:editing-cycles>38</meta:editing-cycles>
    <meta:generator>LibreOffice/4.0.4.2$Linux_X86_64 LibreOffice_project/400m0$Build-2</meta:generator>
    <dc:date>2013-07-08T14:26:04</dc:date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